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92671" officeooo:paragraph-rsid="00192671"/>
    </style:style>
    <style:style style:name="P2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fo:color="#7f0055" style:font-name="Monospace" fo:font-size="10pt" fo:font-weight="bold" style:font-size-asian="10pt" style:font-weight-asian="bold"/>
    </style:style>
    <style:style style:name="T2" style:family="text">
      <style:text-properties fo:color="#000000" style:font-name="Monospace" fo:font-size="10pt" style:font-size-asian="10pt"/>
    </style:style>
    <style:style style:name="T3" style:family="text">
      <style:text-properties fo:color="#3f7f5f" style:font-name="Monospace" fo:font-size="10pt" style:font-size-asian="10pt"/>
    </style:style>
    <style:style style:name="T4" style:family="text">
      <style:text-properties fo:color="#3f7f5f" style:font-name="Monospace" fo:font-size="10pt" style:text-underline-style="solid" style:text-underline-width="auto" style:text-underline-color="font-color" style:font-size-asian="10pt"/>
    </style:style>
    <style:style style:name="T5" style:family="text">
      <style:text-properties fo:color="#c48cff" style:font-name="Monospace" fo:font-size="10pt" style:font-size-asian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13.1</text:p>
      <text:p text:style-name="P1"/>
      <text:p text:style-name="P1">GCD <text:s/>of two numbers</text:p>
      <text:p text:style-name="P1"/>
      <text:p text:style-name="P1"/>
      <text:p text:style-name="P1">Gcd.scala</text:p>
      <text:p text:style-name="P1"/>
      <text:p text:style-name="P1"/>
      <text:p text:style-name="P1"><text:span text:style-name="T1">object</text:span><text:span text:style-name="T2"> GCD { </text:span><text:span text:style-name="T3">//object of class</text:span></text:p>
      <text:p text:style-name="P2"><text:span text:style-name="T2"><text:s text:c="2"/></text:span><text:span text:style-name="T1">def</text:span><text:span text:style-name="T2"> gcd(a: Int,b: Int): Int = { </text:span><text:span text:style-name="T3">//function with parameters</text:span></text:p>
      <text:p text:style-name="P2"><text:span text:style-name="T2"><text:s text:c="7"/></text:span><text:span text:style-name="T1">if</text:span><text:span text:style-name="T2">(b ==</text:span><text:span text:style-name="T5">0</text:span><text:span text:style-name="T2">) a </text:span><text:span text:style-name="T1">else</text:span><text:span text:style-name="T2"> gcd(b, a%b)</text:span><text:span text:style-name="T3">//calculating </text:span><text:span text:style-name="T4">gcd</text:span><text:span text:style-name="T3"> </text:span></text:p>
      <text:p text:style-name="P2"><text:span text:style-name="T2"><text:s text:c="4"/>}</text:span></text:p>
      <text:p text:style-name="P2"><text:span text:style-name="T2"><text:s text:c="5"/></text:span></text:p>
      <text:p text:style-name="P2"><text:span text:style-name="T2"><text:s text:c="4"/></text:span><text:span text:style-name="T1">def</text:span><text:span text:style-name="T2"> main(args: Array[String]) { </text:span><text:span text:style-name="T3">//main function</text:span></text:p>
      <text:p text:style-name="P2"><text:span text:style-name="T2"><text:s text:c="8"/>println(gcd(</text:span><text:span text:style-name="T5">98</text:span><text:span text:style-name="T2">,</text:span><text:span text:style-name="T5">56</text:span><text:span text:style-name="T2">))</text:span><text:span text:style-name="T3">//function calling and printing</text:span></text:p>
      <text:p text:style-name="P2"><text:span text:style-name="T2"><text:s text:c="4"/>}</text:span></text:p>
      <text:p text:style-name="P2"><text:span text:style-name="T2">}</text:span></text:p>
      <text:p text:style-name="P1"/>
      <text:p text:style-name="P1"/>
      <text:p text:style-name="P1"/>
      <text:p text:style-name="P1">Output</text:p>
      <text:p text:style-name="P1"/>
      <text:p text:style-name="P1"><text:span text:style-name="T2">14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Monospace" svg:font-family="Monospace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cadgild </meta:initial-creator>
    <meta:creation-date>2017-11-09T19:30:25.749496331</meta:creation-date>
    <dc:date>2017-11-09T19:37:47.932734661</dc:date>
    <dc:creator>Acadgild </dc:creator>
    <meta:editing-duration>P0D</meta:editing-duration>
    <meta:editing-cycles>1</meta:editing-cycles>
    <meta:document-statistic meta:table-count="0" meta:image-count="0" meta:object-count="0" meta:page-count="1" meta:paragraph-count="14" meta:word-count="44" meta:character-count="318" meta:non-whitespace-character-count="251"/>
    <meta:generator>LibreOffice/4.2.8.2$Linux_X86_64 LibreOffice_project/420$Build-2</meta:generator>
  </office:meta>
</office:document-meta>
</file>